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Pictures/10000001000002240000003E24695357.png" manifest:media-type="image/png"/>
  <manifest:file-entry manifest:full-path="Pictures/10000001000002330000003CD7A19A83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1">
      <style:paragraph-properties fo:break-before="page"/>
      <style:text-properties officeooo:paragraph-rsid="0016c608"/>
    </style:style>
    <style:style style:name="P8" style:family="paragraph" style:parent-style-name="Heading_20_1">
      <style:text-properties officeooo:paragraph-rsid="0017fb3d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</style:style>
    <style:style style:name="P17" style:family="paragraph" style:parent-style-name="Text_20_body" style:list-style-name="L4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</style:style>
    <style:style style:name="P18" style:family="paragraph" style:parent-style-name="Text_20_body" style:list-style-name="L5">
      <style:paragraph-properties fo:margin-top="0in" fo:margin-bottom="0in" style:contextual-spacing="false" fo:text-align="justify" style:justify-single-word="false" fo:padding="0in" fo:border="none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7fb3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officeooo:rsid="0019b6d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fb3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d8f6b" style:font-style-asian="italic" style:font-weight-asian="bold" style:font-style-complex="italic" style:font-weight-complex="bold"/>
    </style:style>
    <style:style style:name="T7" style:family="text">
      <style:text-properties loext:padding="0.0193in" loext:border="0.06pt solid #000000"/>
    </style:style>
    <style:style style:name="T8" style:family="text">
      <style:text-properties officeooo:rsid="0019b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83. Neighboring Bitwise XOR</text:h>
      <text:p text:style-name="P2">A <text:span text:style-name="Strong_20_Emphasis"><text:span text:style-name="T1">0-indexed</text:span></text:span> array <text:span text:style-name="Source_20_Text"><text:span text:style-name="T2">derived</text:span></text:span> with length <text:span text:style-name="Source_20_Text"><text:span text:style-name="T2">n</text:span></text:span> is derived by computing the <text:span text:style-name="Strong_20_Emphasis"><text:span text:style-name="T1">bitwise XOR</text:span></text:span> (⊕) of adjacent values in a <text:span text:style-name="Strong_20_Emphasis"><text:span text:style-name="T1">binary array</text:span></text:span> <text:span text:style-name="Source_20_Text"><text:span text:style-name="T2">original</text:span></text:span> of length <text:span text:style-name="Source_20_Text"><text:span text:style-name="T2">n</text:span></text:span>.</text:p>
      <text:p text:style-name="P2">Specifically, for each index <text:span text:style-name="Source_20_Text"><text:span text:style-name="T2">i</text:span></text:span> in the range <text:span text:style-name="Source_20_Text"><text:span text:style-name="T2">[0, n - 1]</text:span></text:span>:</text:p>
      <text:list text:style-name="L1">
        <text:list-item>
          <text:p text:style-name="P10">If <text:span text:style-name="Source_20_Text"><text:span text:style-name="T2">i = n - 1</text:span></text:span>, then <text:span text:style-name="Source_20_Text"><text:span text:style-name="T2">derived[i] = original[i] ⊕ original[0]</text:span></text:span>.</text:p>
        </text:list-item>
        <text:list-item>
          <text:p text:style-name="P11">Otherwise, <text:span text:style-name="Source_20_Text"><text:span text:style-name="T2">derived[i] = original[i] ⊕ original[i + 1]</text:span></text:span>.</text:p>
        </text:list-item>
      </text:list>
      <text:p text:style-name="P2">Given an array <text:span text:style-name="Source_20_Text"><text:span text:style-name="T2">derived</text:span></text:span>, your task is to determine whether there exists a <text:span text:style-name="Strong_20_Emphasis"><text:span text:style-name="T1">valid binary array</text:span></text:span> <text:span text:style-name="Source_20_Text"><text:span text:style-name="T2">original</text:span></text:span> that could have formed <text:span text:style-name="Source_20_Text"><text:span text:style-name="T2">derived</text:span></text:span>.</text:p>
      <text:p text:style-name="P2">Return <text:span text:style-name="Emphasis"><text:span text:style-name="Strong_20_Emphasis"><text:span text:style-name="T1">true</text:span></text:span></text:span><text:span text:style-name="Emphasis"><text:span text:style-name="T1"> if such an array exists or </text:span></text:span><text:span text:style-name="Emphasis"><text:span text:style-name="Strong_20_Emphasis"><text:span text:style-name="T1">false</text:span></text:span></text:span><text:span text:style-name="Emphasis"><text:span text:style-name="T1"> otherwise.</text:span></text:span></text:p>
      <text:list text:style-name="L2">
        <text:list-item>
          <text:p text:style-name="P12">A binary array is an array containing only <text:span text:style-name="Strong_20_Emphasis"><text:span text:style-name="T1">0's</text:span></text:span> and <text:span text:style-name="Strong_20_Emphasis"><text:span text:style-name="T1">1's</text:span></text:span></text:p>
        </text:list-item>
      </text:list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derived = [1,1,0]</text:p>
      <text:p text:style-name="P1"><text:span text:style-name="Strong_20_Emphasis"><text:span text:style-name="T1">Output:</text:span></text:span> true</text:p>
      <text:p text:style-name="P1"><text:span text:style-name="Strong_20_Emphasis"><text:span text:style-name="T1">Explanation:</text:span></text:span> A valid original array that gives derived is [0,1,0].</text:p>
      <text:p text:style-name="P5">derived[0] = original[0] ⊕ original[1] = 0 ⊕ 1 = 1 </text:p>
      <text:p text:style-name="P5">derived[1] = original[1] ⊕ original[2] = 1 ⊕ 0 = 1</text:p>
      <text:p text:style-name="P4">derived[2] = original[2] ⊕ original[0] = 0 ⊕ 0 = 0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derived = [1,1]</text:p>
      <text:p text:style-name="P1"><text:span text:style-name="Strong_20_Emphasis"><text:span text:style-name="T1">Output:</text:span></text:span> true</text:p>
      <text:p text:style-name="P1"><text:span text:style-name="Strong_20_Emphasis"><text:span text:style-name="T1">Explanation:</text:span></text:span> A valid original array that gives derived is [0,1].</text:p>
      <text:p text:style-name="P5">derived[0] = original[0] ⊕ original[1] = 1</text:p>
      <text:p text:style-name="P4">derived[1] = original[1] ⊕ original[0] = 1</text:p>
      <text:p text:style-name="P2"><text:span text:style-name="Strong_20_Emphasis"><text:span text:style-name="T1">Example 3:</text:span></text:span></text:p>
      <text:p text:style-name="P1"><text:span text:style-name="Strong_20_Emphasis"><text:span text:style-name="T1">Input:</text:span></text:span> derived = [1,0]</text:p>
      <text:p text:style-name="P1"><text:span text:style-name="Strong_20_Emphasis"><text:span text:style-name="T1">Output:</text:span></text:span> false</text:p>
      <text:p text:style-name="P3"><text:span text:style-name="Strong_20_Emphasis"><text:span text:style-name="T1">Explanation:</text:span></text:span> There is no valid original array that gives derived.</text:p>
      <text:p text:style-name="P2"><text:span text:style-name="Strong_20_Emphasis"><text:span text:style-name="T1">Constraints:</text:span></text:span></text:p>
      <text:list text:style-name="L3">
        <text:list-item>
          <text:p text:style-name="P13"><text:span text:style-name="Source_20_Text"><text:span text:style-name="T2">n == derived.length</text:span></text:span></text:p>
        </text:list-item>
        <text:list-item>
          <text:p text:style-name="P13"><text:span text:style-name="Source_20_Text"><text:span text:style-name="T2">1 &lt;= n &lt;= </text:span></text:span><text:span text:style-name="Source_20_Text"><text:span text:style-name="T2"><draw:frame draw:style-name="fr3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4">The values in <text:span text:style-name="Source_20_Text"><text:span text:style-name="T2">derived</text:span></text:span> are either <text:span text:style-name="Strong_20_Emphasis"><text:span text:style-name="T1">0's</text:span></text:span> or <text:span text:style-name="Strong_20_Emphasis"><text:span text:style-name="T1">1's</text:span></text:span></text:p>
        </text:list-item>
      </text:list>
      <text:p text:style-name="Text_20_body"/>
      <text:h text:style-name="P9" text:outline-level="3"><text:bookmark text:name="overview"/>Overview</text:h>
      <text:p text:style-name="P16">We are given an integer array <text:span text:style-name="Source_20_Text"><text:span text:style-name="T1"><draw:frame draw:style-name="fr2" draw:name="Object3" text:anchor-type="as-char" svg:y="-0.1862in" svg:width="0.7799in" svg:height="0.2311in" draw:z-index="3"><draw:object xlink:href="./Object 3" xlink:type="simple" xlink:show="embed" xlink:actuate="onLoad"/><draw:image xlink:href="./ObjectReplacements/Object 3" xlink:type="simple" xlink:show="embed" xlink:actuate="onLoad"/></draw:frame></text:span></text:span> of length <text:span text:style-name="Source_20_Text"><text:span text:style-name="T1"><draw:frame draw:style-name="fr2" draw:name="Object4" text:anchor-type="as-char" svg:y="-0.1862in" svg:width="0.2492in" svg:height="0.2311in" draw:z-index="4"><draw:object xlink:href="./Object 4" xlink:type="simple" xlink:show="embed" xlink:actuate="onLoad"/><draw:image xlink:href="./ObjectReplacements/Object 4" xlink:type="simple" xlink:show="embed" xlink:actuate="onLoad"/></draw:frame></text:span></text:span>. This array is formed by taking a binary array <text:span text:style-name="Source_20_Text"><text:span text:style-name="T1"><draw:frame draw:style-name="fr2" draw:name="Object5" text:anchor-type="as-char" svg:y="-0.1862in" svg:width="0.822in" svg:height="0.2311in" draw:z-index="5"><draw:object xlink:href="./Object 5" xlink:type="simple" xlink:show="embed" xlink:actuate="onLoad"/><draw:image xlink:href="./ObjectReplacements/Object 5" xlink:type="simple" xlink:show="embed" xlink:actuate="onLoad"/></draw:frame></text:span></text:span> (an array containing only <draw:frame draw:style-name="fr2" draw:name="Object6" text:anchor-type="as-char" svg:y="-0.1862in" svg:width="0.3646in" svg:height="0.2311in" draw:z-index="6"><draw:object xlink:href="./Object 6" xlink:type="simple" xlink:show="embed" xlink:actuate="onLoad"/><draw:image xlink:href="./ObjectReplacements/Object 6" xlink:type="simple" xlink:show="embed" xlink:actuate="onLoad"/></draw:frame><text:s/>and <draw:frame draw:style-name="fr2" draw:name="Object7" text:anchor-type="as-char" svg:y="-0.1862in" svg:width="0.3583in" svg:height="0.2311in" draw:z-index="7"><draw:object xlink:href="./Object 7" xlink:type="simple" xlink:show="embed" xlink:actuate="onLoad"/><draw:image xlink:href="./ObjectReplacements/Object 7" xlink:type="simple" xlink:show="embed" xlink:actuate="onLoad"/></draw:frame>) and computing the bitwise <draw:frame draw:style-name="fr2" draw:name="Object8" text:anchor-type="as-char" svg:y="-0.1862in" svg:width="0.5693in" svg:height="0.2311in" draw:z-index="8"><draw:object xlink:href="./Object 8" xlink:type="simple" xlink:show="embed" xlink:actuate="onLoad"/><draw:image xlink:href="./ObjectReplacements/Object 8" xlink:type="simple" xlink:show="embed" xlink:actuate="onLoad"/></draw:frame><text:s/>between adjacent elements in it.</text:p>
      <text:p text:style-name="P16">For the last element in <text:span text:style-name="Source_20_Text"><text:span text:style-name="T1">derived</text:span></text:span>, the <draw:frame draw:style-name="fr2" draw:name="Object9" text:anchor-type="as-char" svg:y="-0.1862in" svg:width="0.5693in" svg:height="0.2311in" draw:z-index="9"><draw:object xlink:href="./Object 9" xlink:type="simple" xlink:show="embed" xlink:actuate="onLoad"/><draw:image xlink:href="./ObjectReplacements/Object 9" xlink:type="simple" xlink:show="embed" xlink:actuate="onLoad"/></draw:frame><text:s/>is calculated as:<text:line-break/><text:span text:style-name="T7"><draw:frame draw:style-name="fr2" draw:name="Object2" text:anchor-type="as-char" svg:y="-0.1862in" svg:width="3.8654in" svg:height="0.23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6">Our task is to determine if there exists a binary array <text:span text:style-name="Source_20_Text"><text:span text:style-name="T1"><draw:frame draw:style-name="fr2" draw:name="Object10" text:anchor-type="as-char" svg:y="-0.1862in" svg:width="0.822in" svg:height="0.2311in" draw:z-index="10"><draw:object xlink:href="./Object 10" xlink:type="simple" xlink:show="embed" xlink:actuate="onLoad"/><draw:image xlink:href="./ObjectReplacements/Object 10" xlink:type="simple" xlink:show="embed" xlink:actuate="onLoad"/></draw:frame></text:span></text:span> that could have generated the <text:span text:style-name="Source_20_Text"><text:span text:style-name="T1"><draw:frame draw:style-name="fr2" draw:name="Object11" text:anchor-type="as-char" svg:y="-0.1862in" svg:width="0.7799in" svg:height="0.2311in" draw:z-index="11"><draw:object xlink:href="./Object 11" xlink:type="simple" xlink:show="embed" xlink:actuate="onLoad"/><draw:image xlink:href="./ObjectReplacements/Object 11" xlink:type="simple" xlink:show="embed" xlink:actuate="onLoad"/></draw:frame></text:span></text:span> array.</text:p>
      <text:p text:style-name="P16">To understand how to approach the problem, let’s recall some fundamental properties of <draw:frame draw:style-name="fr2" draw:name="Object12" text:anchor-type="as-char" svg:y="-0.1862in" svg:width="0.5693in" svg:height="0.2311in" draw:z-index="12"><draw:object xlink:href="./Object 12" xlink:type="simple" xlink:show="embed" xlink:actuate="onLoad"/><draw:image xlink:href="./ObjectReplacements/Object 12" xlink:type="simple" xlink:show="embed" xlink:actuate="onLoad"/></draw:frame>:</text:p>
      <text:list text:style-name="L4">
        <text:list-item>
          <text:p text:style-name="P17">Commutativity: <text:span text:style-name="T7"><draw:frame draw:style-name="fr2" draw:name="Object13" text:anchor-type="as-char" svg:y="-0.1862in" svg:width="1.1102in" svg:height="0.2311in" draw:z-index="13"><draw:object xlink:href="./Object 13" xlink:type="simple" xlink:show="embed" xlink:actuate="onLoad"/><draw:image xlink:href="./ObjectReplacements/Object 13" xlink:type="simple" xlink:show="embed" xlink:actuate="onLoad"/></draw:frame></text:span><text:line-break/>The order in which you <draw:frame draw:style-name="fr2" draw:name="Object14" text:anchor-type="as-char" svg:y="-0.1862in" svg:width="0.5693in" svg:height="0.2311in" draw:z-index="14"><draw:object xlink:href="./Object 14" xlink:type="simple" xlink:show="embed" xlink:actuate="onLoad"/><draw:image xlink:href="./ObjectReplacements/Object 14" xlink:type="simple" xlink:show="embed" xlink:actuate="onLoad"/></draw:frame><text:s/>two numbers doesn’t matter.</text:p>
        </text:list-item>
        <text:list-item>
          <text:p text:style-name="P17">Associativity: <text:span text:style-name="T7"><draw:frame draw:style-name="fr2" draw:name="Object15" text:anchor-type="as-char" svg:y="-0.1909in" svg:width="1.9665in" svg:height="0.2516in" draw:z-index="15"><draw:object xlink:href="./Object 15" xlink:type="simple" xlink:show="embed" xlink:actuate="onLoad"/><draw:image xlink:href="./ObjectReplacements/Object 15" xlink:type="simple" xlink:show="embed" xlink:actuate="onLoad"/></draw:frame></text:span><text:line-break/>Grouping of <draw:frame draw:style-name="fr2" draw:name="Object16" text:anchor-type="as-char" svg:y="-0.1862in" svg:width="0.5693in" svg:height="0.2311in" draw:z-index="16"><draw:object xlink:href="./Object 16" xlink:type="simple" xlink:show="embed" xlink:actuate="onLoad"/><draw:image xlink:href="./ObjectReplacements/Object 16" xlink:type="simple" xlink:show="embed" xlink:actuate="onLoad"/></draw:frame><text:s/>operations doesn’t affect the result.</text:p>
        </text:list-item>
        <text:list-item>
          <text:p text:style-name="P17">Identity: <text:span text:style-name="T7"><draw:frame draw:style-name="fr2" draw:name="Object17" text:anchor-type="as-char" svg:y="-0.1862in" svg:width="0.8228in" svg:height="0.2311in" draw:z-index="17"><draw:object xlink:href="./Object 17" xlink:type="simple" xlink:show="embed" xlink:actuate="onLoad"/><draw:image xlink:href="./ObjectReplacements/Object 17" xlink:type="simple" xlink:show="embed" xlink:actuate="onLoad"/></draw:frame></text:span><text:line-break/><draw:frame draw:style-name="fr2" draw:name="Object18" text:anchor-type="as-char" svg:y="-0.1862in" svg:width="0.5693in" svg:height="0.2311in" draw:z-index="18"><draw:object xlink:href="./Object 18" xlink:type="simple" xlink:show="embed" xlink:actuate="onLoad"/><draw:image xlink:href="./ObjectReplacements/Object 18" xlink:type="simple" xlink:show="embed" xlink:actuate="onLoad"/></draw:frame> with <draw:frame draw:style-name="fr2" draw:name="Object19" text:anchor-type="as-char" svg:y="-0.1862in" svg:width="0.2492in" svg:height="0.2311in" draw:z-index="19"><draw:object xlink:href="./Object 19" xlink:type="simple" xlink:show="embed" xlink:actuate="onLoad"/><draw:image xlink:href="./ObjectReplacements/Object 19" xlink:type="simple" xlink:show="embed" xlink:actuate="onLoad"/></draw:frame><text:s/>leaves the number unchanged.</text:p>
        </text:list-item>
        <text:list-item>
          <text:p text:style-name="P17">Self-inverse: <text:span text:style-name="T7"><draw:frame draw:style-name="fr2" draw:name="Object20" text:anchor-type="as-char" svg:y="-0.1862in" svg:width="0.8228in" svg:height="0.2311in" draw:z-index="20"><draw:object xlink:href="./Object 20" xlink:type="simple" xlink:show="embed" xlink:actuate="onLoad"/><draw:image xlink:href="./ObjectReplacements/Object 20" xlink:type="simple" xlink:show="embed" xlink:actuate="onLoad"/></draw:frame></text:span><text:line-break/>XORing a number with itself results in <draw:frame draw:style-name="fr2" draw:name="Object21" text:anchor-type="as-char" svg:y="-0.1862in" svg:width="0.2492in" svg:height="0.2311in" draw:z-index="21"><draw:object xlink:href="./Object 21" xlink:type="simple" xlink:show="embed" xlink:actuate="onLoad"/><draw:image xlink:href="./ObjectReplacements/Object 21" xlink:type="simple" xlink:show="embed" xlink:actuate="onLoad"/></draw:frame>.</text:p>
        </text:list-item>
        <text:list-item>
          <text:p text:style-name="P17">Inversion:<text:line-break/>If <text:span text:style-name="T7"><draw:frame draw:style-name="fr2" draw:name="Object22" text:anchor-type="as-char" svg:y="-0.1862in" svg:width="0.8173in" svg:height="0.2311in" draw:z-index="22"><draw:object xlink:href="./Object 22" xlink:type="simple" xlink:show="embed" xlink:actuate="onLoad"/><draw:image xlink:href="./ObjectReplacements/Object 22" xlink:type="simple" xlink:show="embed" xlink:actuate="onLoad"/></draw:frame></text:span>, then:</text:p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7"><draw:frame draw:style-name="fr2" draw:name="Object23" text:anchor-type="as-char" svg:y="-0.1862in" svg:width="0.8173in" svg:height="0.2311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          </text:list-item>
                    <text:list-item>
                      <text:p text:style-name="P18"><text:span text:style-name="T7"/></text:p>
                    </text:list-item>
                    <text:list-item>
                      <text:p text:style-name="P18"><text:span text:style-name="T7"><draw:frame draw:style-name="fr2" draw:name="Object24" text:anchor-type="as-char" svg:y="-0.1862in" svg:width="0.8173in" svg:height="0.2311in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These properties will help us manipulate <draw:frame draw:style-name="fr2" draw:name="Object25" text:anchor-type="as-char" svg:y="-0.1862in" svg:width="0.5693in" svg:height="0.2311in" draw:z-index="25"><draw:object xlink:href="./Object 25" xlink:type="simple" xlink:show="embed" xlink:actuate="onLoad"/><draw:image xlink:href="./ObjectReplacements/Object 25" xlink:type="simple" xlink:show="embed" xlink:actuate="onLoad"/></draw:frame><text:s/>equations in coming sections to solve the problem.</text:p>
      <text:p text:style-name="Standard"/>
      <text:h text:style-name="P7" text:outline-level="1">2683. Neighboring Bitwise XOR</text:h>
      <text:p text:style-name="P6">/*</text:p>
      <text:p text:style-name="P6"><text:s text:c="4"/><text:span text:style-name="T4">Xor properties</text:span><draw:frame draw:style-name="fr1" draw:name="Image2" text:anchor-type="char" svg:x="2.6126in" svg:y="0.1091in" svg:width="4.1953in" svg:height="0.4472in" draw:z-index="1"><draw:image xlink:href="Pictures/10000001000002330000003CD7A19A83.png" xlink:type="simple" xlink:show="embed" xlink:actuate="onLoad" draw:mime-type="image/png"/></draw:frame></text:p>
      <text:p text:style-name="P6"><text:s text:c="4"/>Time complexity: O(n)</text:p>
      <text:p text:style-name="P6"><text:s text:c="4"/>Space complexity: O(1)</text:p>
      <text:p text:style-name="P6">*/</text:p>
      <text:p text:style-name="P6"/>
      <text:p text:style-name="P6">class Solution {</text:p>
      <text:p text:style-name="P6"><text:s text:c="4"/>public:</text:p>
      <text:p text:style-name="P6"><text:s text:c="8"/>bool doesValidArrayExist(std::vector&lt;int&gt;&amp; derived){</text:p>
      <text:p text:style-name="P6"><text:s text:c="12"/>int total_xor=0;</text:p>
      <text:p text:style-name="P6"><text:s text:c="12"/>for(auto&amp; e: derived) total_xor^=e;</text:p>
      <text:p text:style-name="P6"><text:s text:c="12"/>return total_xor==0;</text:p>
      <text:p text:style-name="P6"><text:s text:c="8"/>}</text:p>
      <text:p text:style-name="P6">};</text:p>
      <text:h text:style-name="P8" text:outline-level="1">2683. Neighboring Bitwise XOR</text:h>
      <text:p text:style-name="P19">/*</text:p>
      <text:p text:style-name="P19"><text:s text:c="4"/><text:span text:style-name="T3">Based on</text:span><text:span text:style-name="T8"> </text:span><text:span text:style-name="T4">Xor properties: </text:span><text:span text:style-name="T6">count #1s</text:span></text:p>
      <text:p text:style-name="P19"><text:s text:c="4"/>Time complexity: O(n)<draw:frame draw:style-name="fr1" draw:name="Image1" text:anchor-type="char" svg:x="2.6339in" svg:y="0.0047in" svg:width="3.9311in" svg:height="0.4453in" draw:z-index="26"><draw:image xlink:href="Pictures/10000001000002240000003E24695357.png" xlink:type="simple" xlink:show="embed" xlink:actuate="onLoad" draw:mime-type="image/png"/></draw:frame></text:p>
      <text:p text:style-name="P19"><text:s text:c="4"/>Space complexity: O(1)</text:p>
      <text:p text:style-name="P19">*/</text:p>
      <text:p text:style-name="P19">class Solution {</text:p>
      <text:p text:style-name="P19">public:</text:p>
      <text:p text:style-name="P19"><text:s text:c="4"/>bool doesValidArrayExist(std::vector&lt;int&gt;&amp; derived){</text:p>
      <text:p text:style-name="P19"><text:s text:c="8"/>int s=std::accumulate(derived.begin(),derived.end(),0);</text:p>
      <text:p text:style-name="P19"><text:s text:c="8"/>return s%2==0;</text:p>
      <text:p text:style-name="P19"><text:s text:c="4"/>}</text:p>
      <text:p text:style-name="P19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9:47:15.537284940</meta:creation-date>
    <dc:date>2025-01-17T17:55:43.704273988</dc:date>
    <meta:editing-duration>PT12M2S</meta:editing-duration>
    <meta:editing-cycles>5</meta:editing-cycles>
    <meta:generator>LibreOffice/24.2.7.2$Linux_X86_64 LibreOffice_project/420$Build-2</meta:generator>
    <meta:document-statistic meta:table-count="0" meta:image-count="2" meta:object-count="25" meta:page-count="3" meta:paragraph-count="71" meta:word-count="426" meta:character-count="2626" meta:non-whitespace-character-count="2158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10/content.xml><?xml version="1.0" encoding="utf-8"?>
<math xmlns="http://www.w3.org/1998/Math/MathML" display="block">
  <semantics>
    <mi mathvariant="italic">original</mi>
    <annotation encoding="StarMath 5.0">original</annotation>
  </semantics>
</math>
</file>

<file path=Object 11/content.xml><?xml version="1.0" encoding="utf-8"?>
<math xmlns="http://www.w3.org/1998/Math/MathML" display="block">
  <semantics>
    <mi mathvariant="italic">derived</mi>
    <annotation encoding="StarMath 5.0">derived</annotation>
  </semantics>
</math>
</file>

<file path=Object 12/content.xml><?xml version="1.0" encoding="utf-8"?>
<math xmlns="http://www.w3.org/1998/Math/MathML" display="block">
  <semantics>
    <mi mathvariant="italic">XOR</mi>
    <annotation encoding="StarMath 5.0">XOR</annotation>
  </semantics>
</math>
</file>

<file path=Object 13/content.xml><?xml version="1.0" encoding="utf-8"?>
<math xmlns="http://www.w3.org/1998/Math/MathML" display="block">
  <semantics>
    <mrow>
      <mrow>
        <mi>a</mi>
        <mo stretchy="false">⊕</mo>
        <mi>b</mi>
      </mrow>
      <mo stretchy="false">=</mo>
      <mrow>
        <mi>b</mi>
        <mo stretchy="false">⊕</mo>
        <mi>a</mi>
      </mrow>
    </mrow>
    <annotation encoding="StarMath 5.0">a oplus b=b oplus a</annotation>
  </semantics>
</math>
</file>

<file path=Object 14/content.xml><?xml version="1.0" encoding="utf-8"?>
<math xmlns="http://www.w3.org/1998/Math/MathML" display="block">
  <semantics>
    <mi mathvariant="italic">XOR</mi>
    <annotation encoding="StarMath 5.0">XOR</annotation>
  </semantics>
</math>
</file>

<file path=Object 1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⊕</mo>
              <mi>b</mi>
            </mrow>
          </mrow>
          <mo fence="true" form="postfix" stretchy="false">)</mo>
        </mrow>
        <mo stretchy="false">⊕</mo>
        <mi>c</mi>
      </mrow>
      <mo stretchy="false">=</mo>
      <mrow>
        <mi>a</mi>
        <mo stretchy="false">⊕</mo>
        <mrow>
          <mo fence="true" form="prefix" stretchy="false">(</mo>
          <mrow>
            <mrow>
              <mi>b</mi>
              <mo stretchy="false">⊕</mo>
              <mi>c</mi>
            </mrow>
          </mrow>
          <mo fence="true" form="postfix" stretchy="false">)</mo>
        </mrow>
      </mrow>
    </mrow>
    <annotation encoding="StarMath 5.0">(a oplus b)oplus c=a oplus (b oplus c)</annotation>
  </semantics>
</math>
</file>

<file path=Object 16/content.xml><?xml version="1.0" encoding="utf-8"?>
<math xmlns="http://www.w3.org/1998/Math/MathML" display="block">
  <semantics>
    <mi mathvariant="italic">XOR</mi>
    <annotation encoding="StarMath 5.0">XOR</annotation>
  </semantics>
</math>
</file>

<file path=Object 17/content.xml><?xml version="1.0" encoding="utf-8"?>
<math xmlns="http://www.w3.org/1998/Math/MathML" display="block">
  <semantics>
    <mrow>
      <mrow>
        <mi>a</mi>
        <mo stretchy="false">⊕</mo>
        <mn>0</mn>
      </mrow>
      <mo stretchy="false">=</mo>
      <mi>a</mi>
    </mrow>
    <annotation encoding="StarMath 5.0">a oplus 0=a</annotation>
  </semantics>
</math>
</file>

<file path=Object 18/content.xml><?xml version="1.0" encoding="utf-8"?>
<math xmlns="http://www.w3.org/1998/Math/MathML" display="block">
  <semantics>
    <mi mathvariant="italic">XOR</mi>
    <annotation encoding="StarMath 5.0">XOR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row>
      <mi mathvariant="italic">derived</mi>
      <mrow>
        <mrow>
          <mo fence="true" form="prefix" stretchy="false">[</mo>
          <mrow>
            <mrow>
              <mi>n</mi>
              <mi>−</mi>
              <mn>1</mn>
            </mrow>
          </mrow>
          <mo fence="true" form="postfix" stretchy="false">]</mo>
        </mrow>
        <mo stretchy="false">=</mo>
        <mi mathvariant="italic">original</mi>
      </mrow>
      <mrow>
        <mrow>
          <mo fence="true" form="prefix" stretchy="false">[</mo>
          <mrow>
            <mrow>
              <mi>n</mi>
              <mi>−</mi>
              <mn>1</mn>
            </mrow>
          </mrow>
          <mo fence="true" form="postfix" stretchy="false">]</mo>
        </mrow>
        <mo stretchy="false">⊕</mo>
        <mi mathvariant="italic">original</mi>
      </mrow>
      <mrow>
        <mo fence="true" form="prefix" stretchy="false">[</mo>
        <mrow>
          <mn>0</mn>
        </mrow>
        <mo fence="true" form="postfix" stretchy="false">]</mo>
      </mrow>
    </mrow>
    <annotation encoding="StarMath 5.0">derived[n−1]=original[n−1] oplus original[0]</annotation>
  </semantics>
</math>
</file>

<file path=Object 20/content.xml><?xml version="1.0" encoding="utf-8"?>
<math xmlns="http://www.w3.org/1998/Math/MathML" display="block">
  <semantics>
    <mrow>
      <mrow>
        <mi>a</mi>
        <mo stretchy="false">⊕</mo>
        <mi>a</mi>
      </mrow>
      <mo stretchy="false">=</mo>
      <mn>0</mn>
    </mrow>
    <annotation encoding="StarMath 5.0">a oplus a=0</annotation>
  </semantics>
</math>
</file>

<file path=Object 21/content.xml><?xml version="1.0" encoding="utf-8"?>
<math xmlns="http://www.w3.org/1998/Math/MathML" display="block">
  <semantics>
    <mn>0</mn>
    <annotation encoding="StarMath 5.0">0</annotation>
  </semantics>
</math>
</file>

<file path=Object 22/content.xml><?xml version="1.0" encoding="utf-8"?>
<math xmlns="http://www.w3.org/1998/Math/MathML" display="block">
  <semantics>
    <mrow>
      <mrow>
        <mi>a</mi>
        <mo stretchy="false">⊕</mo>
        <mi>b</mi>
      </mrow>
      <mo stretchy="false">=</mo>
      <mi>c</mi>
    </mrow>
    <annotation encoding="StarMath 5.0">a oplus b=c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i>b</mi>
        <mo stretchy="false">⊕</mo>
        <mi>c</mi>
      </mrow>
    </mrow>
    <annotation encoding="StarMath 5.0">a=b oplus c</annotation>
  </semantics>
</math>
</file>

<file path=Object 24/content.xml><?xml version="1.0" encoding="utf-8"?>
<math xmlns="http://www.w3.org/1998/Math/MathML" display="block">
  <semantics>
    <mrow>
      <mi>b</mi>
      <mo stretchy="false">=</mo>
      <mrow>
        <mi>a</mi>
        <mo stretchy="false">⊕</mo>
        <mi>c</mi>
      </mrow>
    </mrow>
    <annotation encoding="StarMath 5.0">b=a oplus c</annotation>
  </semantics>
</math>
</file>

<file path=Object 25/content.xml><?xml version="1.0" encoding="utf-8"?>
<math xmlns="http://www.w3.org/1998/Math/MathML" display="block">
  <semantics>
    <mi mathvariant="italic">XOR</mi>
    <annotation encoding="StarMath 5.0">XOR</annotation>
  </semantics>
</math>
</file>

<file path=Object 3/content.xml><?xml version="1.0" encoding="utf-8"?>
<math xmlns="http://www.w3.org/1998/Math/MathML" display="block">
  <semantics>
    <mi mathvariant="italic">derived</mi>
    <annotation encoding="StarMath 5.0">derived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 mathvariant="italic">original</mi>
    <annotation encoding="StarMath 5.0">original</annotation>
  </semantics>
</math>
</file>

<file path=Object 6/content.xml><?xml version="1.0" encoding="utf-8"?>
<math xmlns="http://www.w3.org/1998/Math/MathML" display="block">
  <semantics>
    <mrow>
      <mn>0</mn>
      <mi>s</mi>
    </mrow>
    <annotation encoding="StarMath 5.0">0s</annotation>
  </semantics>
</math>
</file>

<file path=Object 7/content.xml><?xml version="1.0" encoding="utf-8"?>
<math xmlns="http://www.w3.org/1998/Math/MathML" display="block">
  <semantics>
    <mrow>
      <mn>1</mn>
      <mi>s</mi>
    </mrow>
    <annotation encoding="StarMath 5.0">1s</annotation>
  </semantics>
</math>
</file>

<file path=Object 8/content.xml><?xml version="1.0" encoding="utf-8"?>
<math xmlns="http://www.w3.org/1998/Math/MathML" display="block">
  <semantics>
    <mi mathvariant="italic">XOR</mi>
    <annotation encoding="StarMath 5.0">XOR</annotation>
  </semantics>
</math>
</file>

<file path=Object 9/content.xml><?xml version="1.0" encoding="utf-8"?>
<math xmlns="http://www.w3.org/1998/Math/MathML" display="block">
  <semantics>
    <mi mathvariant="italic">XOR</mi>
    <annotation encoding="StarMath 5.0">XOR</annotation>
  </semantics>
</math>
</file>